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ef717" officeooo:paragraph-rsid="000ef717"/>
    </style:style>
    <style:style style:name="P2" style:family="paragraph" style:parent-style-name="Standard">
      <style:text-properties style:font-name="Calibri" fo:font-weight="bold" officeooo:rsid="000ef717" officeooo:paragraph-rsid="000ef717" style:font-weight-asian="bold" style:font-weight-complex="bold"/>
    </style:style>
    <style:style style:name="P3" style:family="paragraph" style:parent-style-name="Standard">
      <style:text-properties style:font-name="Calibri" fo:font-weight="bold" officeooo:rsid="0010f445" officeooo:paragraph-rsid="0010f445" style:font-weight-asian="bold" style:font-weight-complex="bold"/>
    </style:style>
    <style:style style:name="P4" style:family="paragraph" style:parent-style-name="Standard">
      <style:text-properties style:font-name="Calibri" fo:font-style="italic" fo:font-weight="normal" officeooo:rsid="0012cc25" officeooo:paragraph-rsid="0012cc25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style:font-name="Calibri" fo:font-style="italic" fo:font-weight="normal" officeooo:rsid="0014c5ec" officeooo:paragraph-rsid="0014c5ec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style:font-name="Calibri" fo:font-style="italic" fo:font-weight="bold" officeooo:rsid="0012cc25" officeooo:paragraph-rsid="0012cc25" style:font-style-asian="italic" style:font-weight-asian="bold" style:font-style-complex="italic" style:font-weight-complex="bold"/>
    </style:style>
    <style:style style:name="P7" style:family="paragraph" style:parent-style-name="Standard">
      <style:text-properties officeooo:paragraph-rsid="0012cc25"/>
    </style:style>
    <style:style style:name="P8" style:family="paragraph" style:parent-style-name="Standard">
      <style:text-properties officeooo:rsid="001720ab" officeooo:paragraph-rsid="001720ab"/>
    </style:style>
    <style:style style:name="P9" style:family="paragraph" style:parent-style-name="Standard">
      <style:text-properties officeooo:rsid="001720ab" officeooo:paragraph-rsid="0018e0ee"/>
    </style:style>
    <style:style style:name="P10" style:family="paragraph" style:parent-style-name="Standard">
      <style:text-properties officeooo:rsid="0018e0ee" officeooo:paragraph-rsid="0018e0ee"/>
    </style:style>
    <style:style style:name="P11" style:family="paragraph" style:parent-style-name="Standard">
      <style:text-properties officeooo:rsid="001aba8a" officeooo:paragraph-rsid="001aba8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99e1" style:font-weight-asian="normal" style:font-weight-complex="normal"/>
    </style:style>
    <style:style style:name="T3" style:family="text">
      <style:text-properties fo:font-style="normal" officeooo:rsid="0014c5ec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Calibri" fo:font-style="normal" fo:font-weight="normal" officeooo:rsid="0014c5ec" style:font-style-asian="normal" style:font-weight-asian="normal" style:font-style-complex="normal" style:font-weight-complex="normal"/>
    </style:style>
    <style:style style:name="T6" style:family="text">
      <style:text-properties fo:color="#000000" style:font-name="Calibri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000000" style:font-name="Calibri" fo:font-style="normal" fo:font-weight="normal" officeooo:rsid="00160af4" style:font-style-asian="normal" style:font-weight-asian="normal" style:font-style-complex="normal" style:font-weight-complex="normal"/>
    </style:style>
    <style:style style:name="T8" style:family="text">
      <style:text-properties fo:color="#000000" style:font-name="Calibri" fo:font-style="normal" fo:font-weight="normal" officeooo:rsid="001720ab" style:font-style-asian="normal" style:font-weight-asian="normal" style:font-style-complex="normal" style:font-weight-complex="normal"/>
    </style:style>
    <style:style style:name="T9" style:family="text">
      <style:text-properties fo:color="#000000" style:font-name="Calibri" fo:font-style="normal" fo:font-weight="normal" officeooo:rsid="0018e0ee" style:font-style-asian="normal" style:font-weight-asian="normal" style:font-style-complex="normal" style:font-weight-complex="normal"/>
    </style:style>
    <style:style style:name="T10" style:family="text">
      <style:text-properties fo:color="#000000" style:font-name="Calibri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color="#000000" style:font-name="Calibri" fo:font-style="normal" fo:font-weight="bold" officeooo:rsid="0014c5ec" style:font-style-asian="normal" style:font-weight-asian="bold" style:font-style-complex="normal" style:font-weight-complex="bold"/>
    </style:style>
    <style:style style:name="T12" style:family="text">
      <style:text-properties fo:color="#000000" style:font-name="Calibri" fo:font-style="normal" fo:font-weight="bold" officeooo:rsid="00160af4" style:font-style-asian="normal" style:font-weight-asian="bold" style:font-style-complex="normal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8e0ee"/>
    </style:style>
    <style:style style:name="T15" style:family="text">
      <style:text-properties officeooo:rsid="001aba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6. oktober 2014</text:p>
      <text:p text:style-name="P2"/>
      <text:p text:style-name="P3">Quantum monte carlo</text:p>
      <text:p text:style-name="P3"/>
      <text:p text:style-name="P4">The system: </text:p>
      <text:p text:style-name="P6"><text:tab/><text:span text:style-name="T4">Electrons in a harmonic oscillator trap. </text:span></text:p>
      <text:p text:style-name="P6"><text:span text:style-name="T1"><text:tab/></text:span></text:p>
      <text:p text:style-name="P6"/>
      <text:p text:style-name="P4">The physics of the system:</text:p>
      <text:p text:style-name="P4"><text:tab/><text:span text:style-name="T3">N=2 electrons</text:span></text:p>
      <text:p text:style-name="P4"><text:span text:style-name="T3"><text:tab/>(later, 6 and 12)</text:span></text:p>
      <text:p text:style-name="P4"><text:span text:style-name="T3"><text:tab/>confined to move in a harmonic oscillator trap. </text:span></text:p>
      <text:p text:style-name="P4"><text:span text:style-name="T3"/></text:p>
      <text:p text:style-name="P4"><text:span text:style-name="T3"><text:tab/>psi(r1,o1,r2,o2) = R(r1,r2) X(o1,o2) <text:tab/><text:tab/>[o – sigma]</text:span></text:p>
      <text:p text:style-name="P4"><text:span text:style-name="T3"/></text:p>
      <text:p text:style-name="P4"><text:span text:style-name="T3"><text:tab/>Antisymmetric wavefunction (fermions)</text:span></text:p>
      <text:p text:style-name="P4"/>
      <text:p text:style-name="P4"><text:span text:style-name="T3"><text:tab/>Harmonic oscillator: </text:span></text:p>
      <text:p text:style-name="P4"><text:span text:style-name="T3"><text:tab/>one particle in two dimensions has an energy:</text:span></text:p>
      <text:p text:style-name="P4"><text:span text:style-name="T3"><text:tab/><text:tab/>Cartesian coordinates:</text:span></text:p>
      <text:p text:style-name="P4"><text:span text:style-name="T3"><text:tab/><text:tab/><text:tab/>E_nx,ny = hbar omega (nx + ny + 1)</text:span></text:p>
      <text:p text:style-name="P4"><text:tab/><text:tab/><text:tab/><text:span text:style-name="T3">Single electron wave-function:</text:span></text:p>
      <text:p text:style-name="P4"><text:span text:style-name="T3"><text:tab/><text:tab/><text:tab/><text:tab/>psi(x,y) = H_nx(x) H_ny(y) <text:tab/>[H hermite polynomials]</text:span></text:p>
      <text:p text:style-name="P4"><text:span text:style-name="T3"><text:tab/><text:tab/><text:tab/></text:span></text:p>
      <text:p text:style-name="P5"><text:span text:style-name="T3"/></text:p>
      <text:p text:style-name="P4"><text:span text:style-name="T3"><text:tab/><text:tab/>Spherical coordinates:</text:span></text:p>
      <text:p text:style-name="P4"><text:span text:style-name="T3"><text:tab/><text:tab/><text:tab/>E_n,ml = hbar omega (2n + |ml| + 1)</text:span></text:p>
      <text:p text:style-name="P4"><text:span text:style-name="T3"/></text:p>
      <text:p text:style-name="P4"><text:span text:style-name="T3"><text:tab/>3 dimensions:</text:span></text:p>
      <text:p text:style-name="P4"><text:span text:style-name="T3"><text:tab/><text:tab/>Cartesian coordinates:</text:span></text:p>
      <text:p text:style-name="P4"><text:span text:style-name="T3"><text:tab/><text:tab/><text:tab/>E_nx,ny,nz = hbar omega(nx + ny + nz + 3/2)</text:span></text:p>
      <text:p text:style-name="P4"/>
      <text:p text:style-name="P4"><text:span text:style-name="T3"><text:tab/>Degeneracy:</text:span></text:p>
      <text:p text:style-name="P4"><text:span text:style-name="T3"><text:tab/><text:tab/>No repulsion, the two electron energies in the lowest state:</text:span></text:p>
      <text:p text:style-name="P7"><text:span text:style-name="T5"><text:tab/><text:tab/><text:tab/>2 hbar omega</text:span><text:span text:style-name="T11"> First test of the system, </text:span><text:span text:style-name="T12">first benchmark</text:span></text:p>
      <text:p text:style-name="P7"><text:span text:style-name="T12"><text:tab/><text:tab/><text:tab/></text:span><text:span text:style-name="T7">Ansatz for the ground state:</text:span></text:p>
      <text:p text:style-name="P7"><text:span text:style-name="T7"><text:tab/><text:tab/><text:tab/><text:tab/>psi(r1,o1,r2,o2)</text:span></text:p>
      <text:p text:style-name="P7"><text:span text:style-name="T7"><text:tab/><text:tab/><text:tab/><text:tab/>The spin must be zero(antisymmetric)</text:span></text:p>
      <text:p text:style-name="P7"><text:span text:style-name="T7"><text:tab/><text:tab/><text:tab/><text:tab/>The Hamiltonian doesn't affect the spin part. </text:span></text:p>
      <text:p text:style-name="P7"><text:span text:style-name="T7"><text:tab/><text:tab/><text:tab/><text:tab/>= psi(r1,r2) X(o1,o2)<text:line-break/><text:tab/><text:tab/><text:tab/><text:tab/>R propto phi_nx1,ny1(x1 y1) phi_nx2,ny2 (x2 y2)</text:span></text:p>
      <text:p text:style-name="P7"><text:span text:style-name="T7"><text:tab/><text:tab/><text:tab/><text:tab/>Ground state: nx1 = ny1 = nx2 = ny2 = 0<text:line-break/><text:tab/><text:tab/><text:tab/><text:tab/>H_0(x) = N e^(-x^2/2) <text:s text:c="2"/>[hbar omega = 1]</text:span></text:p>
      <text:p text:style-name="P7"><text:span text:style-name="T7"><text:tab/><text:tab/><text:tab/><text:tab/>R propto e^(-x1² + y1² + x2² + y2²)/2 </text:span><text:span text:style-name="T8">= e^(r1²+r2²)/2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8"><text:tab/></text:span></text:p>
      <text:p text:style-name="P7"><text:soft-page-break/><text:span text:style-name="T11"><text:tab/></text:span><text:span text:style-name="T8">Variational principle:</text:span></text:p>
      <text:p text:style-name="P7"><text:span text:style-name="T8"><text:tab/><text:tab/>H psi = E psi</text:span></text:p>
      <text:p text:style-name="P7"><text:span text:style-name="T8"><text:tab/><text:tab/>phi0 = sumi Ci psi</text:span></text:p>
      <text:p text:style-name="P8"><text:span text:style-name="T6"><text:tab/><text:tab/>&lt;phi0 | H | psi0&gt;/</text:span></text:p>
      <text:p text:style-name="P8"><text:span text:style-name="T6"><text:tab/><text:tab/><text:tab/>&lt;psi0 | psi0&gt;</text:span></text:p>
      <text:p text:style-name="P8"><text:span text:style-name="T6"><text:tab/><text:tab/>= sumi E_i |Ci|² /sumi |Ci|²</text:span></text:p>
      <text:p text:style-name="P8"><text:span text:style-name="T6"><text:tab/><text:tab/>E0 &lt; E1 &lt; E2 &lt; …</text:span></text:p>
      <text:p text:style-name="P8"/>
      <text:p text:style-name="P8"><text:span text:style-name="T6"><text:tab/><text:tab/>If phi0 = psi0</text:span></text:p>
      <text:p text:style-name="P8"><text:span text:style-name="T6"><text:tab/><text:tab/>&lt;H&gt; = E0 <text:tab/><text:tab/><text:tab/>[obviously]</text:span></text:p>
      <text:p text:style-name="P8"><text:span text:style-name="T6"><text:tab/><text:tab/></text:span></text:p>
      <text:p text:style-name="P8"><text:span text:style-name="T6"><text:tab/><text:tab/>the general case is not:</text:span></text:p>
      <text:p text:style-name="P8"><text:span text:style-name="T6"><text:tab/><text:tab/>&lt;H&gt; </text:span><text:span text:style-name="T9">\geq</text:span><text:span text:style-name="T6"> E0<text:tab/><text:tab/><text:tab/>[</text:span><text:span text:style-name="T10">The variational principle</text:span><text:span text:style-name="T6">]</text:span></text:p>
      <text:p text:style-name="P8"/>
      <text:p text:style-name="P8"><text:span text:style-name="T6"><text:tab/>The variance of the energy:</text:span></text:p>
      <text:p text:style-name="P9"><text:tab/><text:tab/>&lt; H² &gt; - &lt;H&gt;² = 0 iff. We have the exact solution. </text:p>
      <text:p text:style-name="P9"/>
      <text:p text:style-name="P9"><text:span text:style-name="T14">We're going to have:</text:span></text:p>
      <text:p text:style-name="P9"/>
      <text:p text:style-name="P10">i)</text:p>
      <text:p text:style-name="P9"><text:span text:style-name="T14">A trial wave function which depends on some parameters which we are going to vary. </text:span></text:p>
      <text:p text:style-name="P9"><text:span text:style-name="T14">psi_T(R,alpha)<text:tab/><text:tab/><text:tab/>[alpha – parameter]</text:span></text:p>
      <text:p text:style-name="P9"/>
      <text:p text:style-name="P10">ii)</text:p>
      <text:p text:style-name="P10">Compute</text:p>
      <text:p text:style-name="P10"><text:tab/>E(alpha) = &lt;psi_T | H | psi_T&gt;/&lt;psi_T | psi_T&gt;</text:p>
      <text:p text:style-name="P10"/>
      <text:p text:style-name="P10">iii)</text:p>
      <text:p text:style-name="P10">Find the minimum of E(alpha)</text:p>
      <text:p text:style-name="P10"><text:span text:style-name="T15">P</text:span>lot E(alpha) against alpha.</text:p>
      <text:p text:style-name="P11">Plot var(E)</text:p>
      <text:p text:style-name="P11"/>
      <text:p text:style-name="P11"/>
      <text:p text:style-name="P11">For the N=2 ansatz:</text:p>
      <text:p text:style-name="P11"><text:tab/>psi_T (r1,r2,alpha) = e^-alpha(r1² + r2²)/2</text:p>
      <text:p text:style-name="P11"><text:tab/></text:p>
      <text:p text:style-name="P11">The integral:</text:p>
      <text:p text:style-name="P11"><text:tab/>E(alpha) = int d tau (psi_T(tau,alpha) H psi_T(tau, alpha))/norm</text:p>
      <text:p text:style-name="P11"><text:tab/>We'll use the <text:span text:style-name="T13">metropolis algorithml</text:span></text:p>
      <text:p text:style-name="P11"><text:span text:style-name="T13"><text:tab/><text:tab/></text:span><text:span text:style-name="T1">avoids the calculation of the norm</text:span></text:p>
      <text:p text:style-name="P11"><text:span text:style-name="T1"><text:tab/>&lt;E(alpha)&gt; = int d tau P(tau,alpha) E_L (alpha)</text:span></text:p>
      <text:p text:style-name="P11"/>
      <text:p text:style-name="P11"><text:span text:style-name="T1">Quantum mechanics:</text:span></text:p>
      <text:p text:style-name="P11"><text:span text:style-name="T1"><text:tab/>P(tau, alpha) = |psi_T(tau,alpha)|²/ int(|psi_T (tau,alpha)|²)</text:span></text:p>
      <text:p text:style-name="P11"/>
      <text:p text:style-name="P11"><text:span text:style-name="T1"><text:tab/>E_L = 1/psi_T H psi_T(tau,alpha)</text:span></text:p>
      <text:p text:style-name="P11"><text:span text:style-name="T1"><text:tab/><text:tab/>=&gt; </text:span></text:p>
      <text:p text:style-name="P11"><text:span text:style-name="T1"><text:tab/><text:tab/><text:tab/>&lt;E(alpha)&gt; = int dtau P(tau,alpha) E_L(alpha</text:span><text:span text:style-name="T2">)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6T16:12:43.042944074</meta:creation-date>
    <dc:date>2014-10-06T17:33:29.124581836</dc:date>
    <meta:editing-duration>PT1H20M17S</meta:editing-duration>
    <meta:editing-cycles>6</meta:editing-cycles>
    <meta:generator>LibreOffice/4.2.6.3$Linux_X86_64 LibreOffice_project/420m0$Build-3</meta:generator>
    <meta:document-statistic meta:table-count="0" meta:image-count="0" meta:object-count="0" meta:page-count="2" meta:paragraph-count="72" meta:word-count="373" meta:character-count="2179" meta:non-whitespace-character-count="1752"/>
  </office:meta>
</office:document-meta>
</file>